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00A0000000A6361AF2587162F7F.gif" manifest:media-type="image/gif"/>
  <manifest:file-entry manifest:full-path="Pictures/100002000000001000000010670E9CFF78C481B9.gif" manifest:media-type="image/gi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tyle:font-face style:name="StarSymbol" svg:font-family="StarSymbol"/>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3">
      <style:paragraph-properties fo:text-align="justify" style:justify-single-word="false"/>
      <style:text-properties officeooo:paragraph-rsid="001aec59"/>
    </style:style>
    <style:style style:name="P2" style:family="paragraph" style:parent-style-name="Standard" style:list-style-name="L1"/>
    <style:style style:name="P3" style:family="paragraph" style:parent-style-name="Standard" style:list-style-name="L1">
      <style:text-properties officeooo:rsid="001aec59" officeooo:paragraph-rsid="001aec59"/>
    </style:style>
    <style:style style:name="P4" style:family="paragraph" style:parent-style-name="Standard">
      <style:text-properties officeooo:rsid="001aec59" officeooo:paragraph-rsid="001aec59"/>
    </style:style>
    <style:style style:name="P5" style:family="paragraph" style:parent-style-name="Standard" style:list-style-name="L4">
      <style:text-properties officeooo:rsid="001aec59" officeooo:paragraph-rsid="001aec59"/>
    </style:style>
    <style:style style:name="P6" style:family="paragraph" style:parent-style-name="Standard">
      <style:text-properties officeooo:paragraph-rsid="001aec59"/>
    </style:style>
    <style:style style:name="P7" style:family="paragraph" style:parent-style-name="Standard">
      <style:text-properties fo:font-weight="bold" officeooo:rsid="001aec59" officeooo:paragraph-rsid="001aec59" style:font-weight-asian="bold" style:font-weight-complex="bold"/>
    </style:style>
    <style:style style:name="P8" style:family="paragraph" style:parent-style-name="Standard">
      <style:text-properties fo:font-weight="bold" officeooo:rsid="001aec59" officeooo:paragraph-rsid="001e94da" style:font-weight-asian="bold" style:font-weight-complex="bold"/>
    </style:style>
    <style:style style:name="P9" style:family="paragraph" style:parent-style-name="Standard">
      <style:text-properties fo:font-weight="bold" officeooo:rsid="001aec59" officeooo:paragraph-rsid="001f92ec" style:font-weight-asian="bold" style:font-weight-complex="bold"/>
    </style:style>
    <style:style style:name="P10" style:family="paragraph" style:parent-style-name="Standard">
      <style:text-properties fo:font-weight="bold" officeooo:rsid="001c0c6d" officeooo:paragraph-rsid="001c0c6d" style:font-weight-asian="bold" style:font-weight-complex="bold"/>
    </style:style>
    <style:style style:name="P11" style:family="paragraph" style:parent-style-name="Standard">
      <style:text-properties fo:font-weight="bold" officeooo:paragraph-rsid="001c0c6d" style:font-weight-asian="bold" style:font-weight-complex="bold"/>
    </style:style>
    <style:style style:name="P12" style:family="paragraph" style:parent-style-name="Standard">
      <style:text-properties fo:font-weight="bold" officeooo:paragraph-rsid="001dc9e8" style:font-weight-asian="bold" style:font-weight-complex="bold"/>
    </style:style>
    <style:style style:name="P13" style:family="paragraph" style:parent-style-name="Standard" style:list-style-name="L2">
      <style:text-properties fo:font-weight="normal" officeooo:rsid="001aec59" officeooo:paragraph-rsid="001aec59" style:font-weight-asian="normal" style:font-weight-complex="normal"/>
    </style:style>
    <style:style style:name="P14" style:family="paragraph" style:parent-style-name="Standard" style:list-style-name="L10">
      <style:text-properties fo:font-weight="normal" officeooo:rsid="001aec59" officeooo:paragraph-rsid="001e94da" style:font-weight-asian="normal" style:font-weight-complex="normal"/>
    </style:style>
    <style:style style:name="P15" style:family="paragraph" style:parent-style-name="Standard" style:list-style-name="L11">
      <style:text-properties fo:font-weight="normal" officeooo:rsid="001aec59" officeooo:paragraph-rsid="001f92ec" style:font-weight-asian="normal" style:font-weight-complex="normal"/>
    </style:style>
    <style:style style:name="P16" style:family="paragraph" style:parent-style-name="Standard" style:list-style-name="L5">
      <style:text-properties fo:font-weight="normal" officeooo:rsid="001c0c6d" officeooo:paragraph-rsid="001c0c6d" style:font-weight-asian="normal" style:font-weight-complex="normal"/>
    </style:style>
    <style:style style:name="P17" style:family="paragraph" style:parent-style-name="Standard" style:list-style-name="L6">
      <style:text-properties fo:font-weight="normal" officeooo:paragraph-rsid="001c0c6d" style:font-weight-asian="normal" style:font-weight-complex="normal"/>
    </style:style>
    <style:style style:name="P18" style:family="paragraph" style:parent-style-name="Standard" style:list-style-name="L7">
      <style:text-properties fo:font-weight="normal" officeooo:paragraph-rsid="001dc9e8" style:font-weight-asian="normal" style:font-weight-complex="normal"/>
    </style:style>
    <style:style style:name="P19" style:family="paragraph" style:parent-style-name="Standard" style:list-style-name="L8">
      <style:text-properties fo:font-weight="normal" officeooo:paragraph-rsid="001dc9e8" style:font-weight-asian="normal" style:font-weight-complex="normal"/>
    </style:style>
    <style:style style:name="P20" style:family="paragraph" style:parent-style-name="Standard" style:list-style-name="L9">
      <style:text-properties fo:font-weight="normal" officeooo:paragraph-rsid="001dc9e8" style:font-weight-asian="normal" style:font-weight-complex="normal"/>
    </style:style>
    <style:style style:name="P21" style:family="paragraph" style:parent-style-name="Standard" style:list-style-name="L9">
      <style:text-properties fo:font-weight="normal" officeooo:paragraph-rsid="001e94da" style:font-weight-asian="normal" style:font-weight-complex="normal"/>
    </style:style>
    <style:style style:name="P22" style:family="paragraph" style:parent-style-name="Standard" style:list-style-name="L4">
      <style:text-properties officeooo:paragraph-rsid="001aec59"/>
    </style:style>
    <style:style style:name="P23" style:family="paragraph" style:parent-style-name="Standard" style:list-style-name="L5">
      <style:text-properties officeooo:paragraph-rsid="001c0c6d"/>
    </style:style>
    <style:style style:name="P24" style:family="paragraph" style:parent-style-name="Standard">
      <style:text-properties officeooo:paragraph-rsid="001c0c6d"/>
    </style:style>
    <style:style style:name="T1" style:family="text">
      <style:text-properties fo:font-weight="bold" officeooo:rsid="001aec59" style:font-weight-asian="bold" style:font-weight-complex="bold"/>
    </style:style>
    <style:style style:name="T2" style:family="text">
      <style:text-properties fo:font-weight="bold" officeooo:rsid="001dc9e8" style:font-weight-asian="bold" style:font-weight-complex="bold"/>
    </style:style>
    <style:style style:name="T3" style:family="text">
      <style:text-properties fo:font-variant="normal" fo:text-transform="none" fo:color="#202124" style:font-name="arial" fo:font-size="12pt" fo:letter-spacing="normal" fo:font-style="normal" fo:font-weight="normal"/>
    </style:style>
    <style:style style:name="T4" style:family="text">
      <style:text-properties fo:font-variant="normal" fo:text-transform="none" fo:color="#202124" style:font-name="arial" fo:font-size="12pt" fo:letter-spacing="normal" fo:font-style="normal" fo:font-weight="normal" officeooo:rsid="0018fd25"/>
    </style:style>
    <style:style style:name="T5" style:family="text">
      <style:text-properties fo:font-weight="normal" style:font-weight-asian="normal" style:font-weight-complex="normal"/>
    </style:style>
    <style:style style:name="T6" style:family="text">
      <style:text-properties fo:font-weight="normal" officeooo:rsid="001aec59" style:font-weight-asian="normal" style:font-weight-complex="normal"/>
    </style:style>
    <style:style style:name="T7" style:family="text">
      <style:text-properties fo:font-weight="normal" officeooo:rsid="001c0c6d" style:font-weight-asian="normal" style:font-weight-complex="normal"/>
    </style:style>
    <style:style style:name="T8" style:family="text">
      <style:text-properties officeooo:rsid="001aec59"/>
    </style:style>
    <style:style style:name="T9" style:family="text">
      <style:text-properties officeooo:rsid="001c0c6d"/>
    </style:style>
    <style:style style:name="T10" style:family="text">
      <style:text-properties officeooo:rsid="001dc9e8"/>
    </style:style>
    <style:style style:name="T11" style:family="text">
      <style:text-properties officeooo:rsid="001e94d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image text:level="1" xlink:href="Pictures/100002000000001000000010670E9CFF78C481B9.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905cm" fo:text-indent="-0.635cm" fo:margin-left="1.905cm"/>
        </style:list-level-properties>
      </text:list-level-style-image>
      <text:list-level-style-number text:level="2" style:num-prefix=" "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
      <text:list-level-style-image text:level="1" xlink:href="Pictures/100002000000000A0000000A6361AF2587162F7F.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image text:level="1" xlink:href="Pictures/100002000000000A0000000A6361AF2587162F7F.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image text:level="2" xlink:href="Pictures/100002000000001000000010670E9CFF78C481B9.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905cm" fo:text-indent="-0.635cm" fo:margin-left="1.905cm"/>
        </style:list-level-properties>
      </text:list-level-style-image>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image text:level="1" xlink:href="Pictures/100002000000000A0000000A6361AF2587162F7F.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image text:level="2" xlink:href="Pictures/100002000000001000000010670E9CFF78C481B9.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905cm" fo:text-indent="-0.635cm" fo:margin-left="1.905cm"/>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image text:level="1" xlink:href="Pictures/100002000000000A0000000A6361AF2587162F7F.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image text:level="1" xlink:href="Pictures/100002000000000A0000000A6361AF2587162F7F.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image text:level="1" xlink:href="Pictures/100002000000000A0000000A6361AF2587162F7F.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image text:level="1" xlink:href="Pictures/100002000000000A0000000A6361AF2587162F7F.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image text:level="1" xlink:href="Pictures/100002000000000A0000000A6361AF2587162F7F.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image text:level="1" xlink:href="Pictures/100002000000000A0000000A6361AF2587162F7F.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mes_20_new_20_roman">Hyperautomation:</text:p>
      <text:p text:style-name="Standard"><text:span text:style-name="T3"><text:tab/></text:span>Hyperautomation<text:span text:style-name="T3"> is a business-driven, disciplined approach that organizations use to rapidly identify, vet and automate as many business and IT processes as possible. Hyperautomation involves the orchestrated use of multiple technologies, tools or platforms, including: Artificial intelligence (AI) Machine learning</text:span><text:span text:style-name="T4">.</text:span></text:p>
      <text:p text:style-name="Standard"/>
      <text:p text:style-name="Standard"><text:span text:style-name="T8">S</text:span>tep<text:span text:style-name="T8">s</text:span> through the disciplined, iterative, and infinite loop that is Hyperautomaton.</text:p>
      <text:list xml:id="list1775933199" text:style-name="L1">
        <text:list-item>
          <text:p text:style-name="P2">Business objectives</text:p>
        </text:list-item>
        <text:list-item>
          <text:p text:style-name="P2">Explore/vision</text:p>
        </text:list-item>
        <text:list-item>
          <text:p text:style-name="P2">Process analysis</text:p>
        </text:list-item>
        <text:list-item>
          <text:p text:style-name="P2">Automation <text:span text:style-name="T8">alignment</text:span></text:p>
        </text:list-item>
        <text:list-item>
          <text:p text:style-name="P3">Prototyping/mvps</text:p>
        </text:list-item>
        <text:list-item>
          <text:p text:style-name="P3">Deliver/production</text:p>
        </text:list-item>
        <text:list-item>
          <text:p text:style-name="P3">Monitor &amp; measure</text:p>
        </text:list-item>
        <text:list-item>
          <text:p text:style-name="P3">Govern &amp; Scale</text:p>
        </text:list-item>
        <text:list-item>
          <text:p text:style-name="P3">Iterate optimize</text:p>
        </text:list-item>
      </text:list>
      <text:p text:style-name="P4"/>
      <text:p text:style-name="P6"><text:span text:style-name="T1">Business Objectives</text:span></text:p>
      <text:list xml:id="list1417294781" text:style-name="L3">
        <text:list-item>
          <text:p text:style-name="P1"><text:span text:style-name="T6">What needs to change? </text:span></text:p>
        </text:list-item>
        <text:list-item>
          <text:p text:style-name="P1"><text:span text:style-name="T6">Are you trying to chase growth, and thus revenue needs to increase? </text:span></text:p>
        </text:list-item>
        <text:list-item>
          <text:p text:style-name="P1"><text:span text:style-name="T6">Are you trying to boost profitability? </text:span></text:p>
        </text:list-item>
      </text:list>
      <text:list xml:id="list4221564326" text:style-name="L2">
        <text:list-item>
          <text:p text:style-name="P13">Revenue</text:p>
        </text:list-item>
        <text:list-item>
          <text:p text:style-name="P13">Costs</text:p>
        </text:list-item>
        <text:list-item>
          <text:p text:style-name="P13">Risk</text:p>
        </text:list-item>
      </text:list>
      <text:p text:style-name="P7">Explore/Vision</text:p>
      <text:list xml:id="list1382611951" text:style-name="L4">
        <text:list-item>
          <text:p text:style-name="P22"><text:span text:style-name="T6">Start to explore what you need to do with your programs and processes. </text:span></text:p>
        </text:list-item>
        <text:list-item>
          <text:p text:style-name="P22"><text:span text:style-name="T6">Much of the improvements and changes will be automation, given the fact so many jobs have substantial pieces of them that can be automated.</text:span></text:p>
        </text:list-item>
        <text:list-item>
          <text:p text:style-name="P5"><text:span text:style-name="T5">53 percent of employees believe they could save up to 20 hours per month by automating tasks</text:span></text:p>
          <text:list>
            <text:list-item>
              <text:p text:style-name="P5"><text:span text:style-name="T5">Design/Thinking</text:span></text:p>
            </text:list-item>
            <text:list-item>
              <text:p text:style-name="P5"><text:span text:style-name="T5">What if?</text:span></text:p>
            </text:list-item>
          </text:list>
        </text:list-item>
      </text:list>
      <text:p text:style-name="P10">Process Analysis</text:p>
      <text:list xml:id="list1362498078" text:style-name="L5">
        <text:list-item>
          <text:p text:style-name="P16">You need to do process analysis to see how you can make your process outcomes align with your business objectives.</text:p>
        </text:list-item>
        <text:list-item>
          <text:p text:style-name="P16">Data Mining and automated Process Discovery tools have come a long way from where they used to be.</text:p>
          <text:list>
            <text:list-item>
              <text:p text:style-name="P23"><text:span text:style-name="T7">Mine/Discover</text:span></text:p>
            </text:list-item>
            <text:list-item>
              <text:p text:style-name="P23"><text:span text:style-name="T7">Model</text:span></text:p>
            </text:list-item>
            <text:list-item>
              <text:p text:style-name="P23"><text:span text:style-name="T7">Analyze simulate</text:span></text:p>
            </text:list-item>
          </text:list>
        </text:list-item>
      </text:list>
      <text:p text:style-name="P11"><text:span text:style-name="T9"><text:s/>Automation A</text:span><text:span text:style-name="T8">lignment</text:span></text:p>
      <text:list xml:id="list2509093077" text:style-name="L6">
        <text:list-item>
          <text:p text:style-name="P17">This leads us to the Automation Alignment Matrix, which is a matrix Salient Process created to fit the type of work being done with the most appropriate automation technology.</text:p>
        </text:list-item>
        <text:list-item>
          <text:p text:style-name="P17">The matrix was created because our customers were struggling to determine when to use which of the many automation tools available.</text:p>
        </text:list-item>
        <text:list-item>
          <text:p text:style-name="P17"><text:span text:style-name="T9">I</text:span>t is vital a step you need to take to make sure you’re using the right automation tool at the right time and right place in your processes.</text:p>
        </text:list-item>
      </text:list>
      <text:p text:style-name="P24"><text:span text:style-name="T1">Prototyping/</text:span><text:span text:style-name="T2">MVPs</text:span></text:p>
      <text:list xml:id="list645477557" text:style-name="L7">
        <text:list-item>
          <text:p text:style-name="P18"><text:span text:style-name="T10">Make sure what you build is aligned with your objectives.</text:span></text:p>
        </text:list-item>
        <text:list-item>
          <text:p text:style-name="P18"><text:span text:style-name="T10">Concerning RPA and deploying bots, and that is Prototyping, or building minimum viable products to determine fit quickly.</text:span></text:p>
          <text:p text:style-name="P18"/>
        </text:list-item>
      </text:list>
      <text:p text:style-name="P12"><text:soft-page-break/><text:span text:style-name="T8">Deliver/production</text:span></text:p>
      <text:list xml:id="list3864079383" text:style-name="L8">
        <text:list-item>
          <text:p text:style-name="P19"><text:span text:style-name="T10">T</text:span>o deliver and go to production, at least for initial deployments. </text:p>
        </text:list-item>
        <text:list-item>
          <text:p text:style-name="P19">Where there are challenges are with scaling beyond prototypes, pilots, and limited production deployments. </text:p>
        </text:list-item>
      </text:list>
      <text:p text:style-name="P12"><text:span text:style-name="T8">Monitor &amp; measure</text:span></text:p>
      <text:list xml:id="list51686075" text:style-name="L9">
        <text:list-item>
          <text:p text:style-name="P20">Monitoring and measurement are essential to being able to establish scale and grow your Hyperautomation efforts.</text:p>
        </text:list-item>
        <text:list-item>
          <text:p text:style-name="P20"><text:span text:style-name="T11">M</text:span>easurement and monitoring as being a bit like having Google Maps or Waze on your phone. The map is beneficial to help you get where you want to go.</text:p>
        </text:list-item>
        <text:list-item>
          <text:p text:style-name="P21">Step 1. Fundamentally, this is all that matters. It doesn’t matter if your process is running more efficiently (faster) if the end outcome isn’t helping you reach those business objectives. </text:p>
        </text:list-item>
        <text:list-item>
          <text:p text:style-name="P21">If you aren’t getting the proper process outcomes, you’ll need to figure out how to affect the appropriate change to achieve the desired result.</text:p>
        </text:list-item>
      </text:list>
      <text:p text:style-name="P8">Govern &amp; Scale</text:p>
      <text:list xml:id="list45037895" text:style-name="L10">
        <text:list-item>
          <text:p text:style-name="P14">With all of this, as you start to see initial success, you’ll need to be able to govern and scale your program.</text:p>
        </text:list-item>
        <text:list-item>
          <text:p text:style-name="P14">What is both interesting and challenging now is you have many disciplines necessary for the breadth of tools available in the DigitalOps Toolbox, as well as less technical, but no less critical, disciplines such as process analysis. Also, as you scale, you will be running concurrent automation efforts.</text:p>
        </text:list-item>
        <text:list-item>
          <text:p text:style-name="P14">In other words, you may be automating, but your approach will be highly inefficient across your company, and thus you will fall behind your competitors.</text:p>
        </text:list-item>
      </text:list>
      <text:p text:style-name="P9">Iterate optimize</text:p>
      <text:list xml:id="list715848737" text:style-name="L11">
        <text:list-item>
          <text:p text:style-name="P15">The iterate and optimize step is vital, and is integral to the fact we have now built an infinity symbol to represent our model for iterative business-driven Hyperautomation.</text:p>
        </text:list-item>
        <text:list-item>
          <text:p text:style-name="P15">Through the course of my career in process improvement, “when do we stop improving the process?” What they’re really asking is, “when can they stop spending money on process improvement?</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tyle:font-face style:name="StarSymbol" svg:font-family="StarSymbol"/>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mes_20_new_20_roman" style:display-name="Times new roman" style:family="paragraph" style:parent-style-name="Standard"/>
    <style:style style:name="Times_20_new_20_Roman" style:display-name="Times new Roman" style:family="paragraph" style:parent-style-name="Standard"/>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17T11:11:22.157123589</meta:creation-date>
    <dc:date>2022-06-17T18:53:40.772323976</dc:date>
    <meta:editing-duration>PT6H28M55S</meta:editing-duration>
    <meta:editing-cycles>1</meta:editing-cycles>
    <meta:document-statistic meta:table-count="0" meta:image-count="0" meta:object-count="0" meta:page-count="2" meta:paragraph-count="54" meta:word-count="635" meta:character-count="3793" meta:non-whitespace-character-count="3244"/>
    <meta:generator>LibreOffice/6.4.7.2$Linux_X86_64 LibreOffice_project/40$Build-2</meta:generator>
  </office:meta>
</office:document-meta>
</file>